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2b38" officeooo:paragraph-rsid="00002b38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02b38" officeooo:paragraph-rsid="00002b38" style:font-weight-asian="normal" style:font-weight-complex="normal"/>
    </style:style>
    <style:style style:name="P3" style:family="paragraph" style:parent-style-name="Standard">
      <style:text-properties officeooo:rsid="00002b38" officeooo:paragraph-rsid="00002b38"/>
    </style:style>
    <style:style style:name="P4" style:family="paragraph" style:parent-style-name="Standard">
      <style:text-properties officeooo:rsid="00022242" officeooo:paragraph-rsid="00022242"/>
    </style:style>
    <style:style style:name="T1" style:family="text">
      <style:text-properties fo:color="#ffbf26" style:font-name="Courier New" fo:font-size="10pt" style:font-size-asian="10pt" fo:background-color="#323232"/>
    </style:style>
    <style:style style:name="T2" style:family="text">
      <style:text-properties fo:color="#ffbf26" style:font-name="Courier New" fo:font-size="10pt" style:text-underline-style="none" fo:font-weight="normal" officeooo:rsid="00002b38" style:font-size-asian="10pt" style:font-weight-asian="normal" style:font-weight-complex="normal" fo:background-color="#323232"/>
    </style:style>
    <style:style style:name="T3" style:family="text">
      <style:text-properties fo:color="#e6e6fa" style:font-name="Courier New" fo:font-size="10pt" style:font-size-asian="10pt" fo:background-color="#323232"/>
    </style:style>
    <style:style style:name="T4" style:family="text">
      <style:text-properties fo:color="#e6e6fa" style:font-name="Courier New" fo:font-size="10pt" officeooo:rsid="00002b38" style:font-size-asian="10pt" fo:background-color="#323232"/>
    </style:style>
    <style:style style:name="T5" style:family="text">
      <style:text-properties fo:color="#e6e6fa" style:font-name="Courier New" fo:font-size="10pt" style:text-underline-style="none" fo:font-weight="normal" officeooo:rsid="00002b38" style:font-size-asian="10pt" style:font-weight-asian="normal" style:font-weight-complex="normal" fo:background-color="#323232"/>
    </style:style>
    <style:style style:name="T6" style:family="text">
      <style:text-properties fo:color="#80f6a7" style:font-name="Courier New" fo:font-size="10pt" style:font-size-asian="10pt" fo:background-color="#323232"/>
    </style:style>
    <style:style style:name="T7" style:family="text">
      <style:text-properties fo:color="#80f6a7" style:font-name="Courier New" fo:font-size="10pt" style:text-underline-style="none" fo:font-weight="normal" officeooo:rsid="00002b38" style:font-size-asian="10pt" style:font-weight-asian="normal" style:font-weight-complex="normal" fo:background-color="#323232"/>
    </style:style>
    <style:style style:name="T8" style:family="text">
      <style:text-properties fo:color="#f9faf4" style:font-name="Courier New" fo:font-size="10pt" style:font-size-asian="10pt" fo:background-color="#323232"/>
    </style:style>
    <style:style style:name="T9" style:family="text">
      <style:text-properties fo:color="#f9faf4" style:font-name="Courier New" fo:font-size="10pt" style:text-underline-style="none" fo:font-weight="normal" officeooo:rsid="00002b38" style:font-size-asian="10pt" style:font-weight-asian="normal" style:font-weight-complex="normal" fo:background-color="#323232"/>
    </style:style>
    <style:style style:name="T10" style:family="text">
      <style:text-properties fo:color="#cc7832" style:font-name="Courier New" fo:font-size="10pt" fo:font-weight="bold" style:font-size-asian="10pt" style:font-weight-asian="bold" fo:background-color="#323232"/>
    </style:style>
    <style:style style:name="T11" style:family="text">
      <style:text-properties fo:color="#cc7832" style:font-name="Courier New" fo:font-size="10pt" style:text-underline-style="none" fo:font-weight="bold" officeooo:rsid="00002b38" style:font-size-asian="10pt" style:font-weight-asian="bold" style:font-weight-complex="normal" fo:background-color="#323232"/>
    </style:style>
    <style:style style:name="T12" style:family="text">
      <style:text-properties fo:color="#cc7832" style:font-name="Courier New" fo:font-size="10pt" style:text-underline-style="none" fo:font-weight="bold" style:font-size-asian="10pt" style:font-weight-asian="bold" style:font-weight-complex="normal" fo:background-color="#323232"/>
    </style:style>
    <style:style style:name="T13" style:family="text">
      <style:text-properties style:text-underline-style="none" fo:font-weight="normal" officeooo:rsid="00002b3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IPE :</text:p>
      <text:p text:style-name="P2">L’auto commit doit être de préférence désactivé pendant l’utilisation de requêtes SQL dans la DAL.</text:p>
      <text:p text:style-name="P2"><text:span text:style-name="T1">cnx</text:span><text:span text:style-name="T3">.</text:span><text:span text:style-name="T6">setAutoCommit</text:span><text:span text:style-name="T8">(</text:span><text:span text:style-name="T10">false</text:span><text:span text:style-name="T8">)</text:span><text:span text:style-name="T3">;</text:span></text:p>
      <text:p text:style-name="Standard"><text:span text:style-name="T13">Si </text:span>tout<text:span text:style-name="T13"> se passe bien : </text:span><text:span text:style-name="T2">cnx</text:span><text:span text:style-name="T5">.</text:span><text:span text:style-name="T7">commit</text:span><text:span text:style-name="T9">()</text:span><text:span text:style-name="T5">;</text:span></text:p>
      <text:p text:style-name="P3">Sinon : <text:span text:style-name="T1">cnx</text:span><text:span text:style-name="T3">.</text:span><text:span text:style-name="T6">rollback</text:span><text:span text:style-name="T8">()</text:span><text:span text:style-name="T3">;</text:span></text:p>
      <text:p text:style-name="P4">On réactive l’autocommit à la fin : <text:span text:style-name="T2">cnx</text:span><text:span text:style-name="T5">.</text:span><text:span text:style-name="T7">setAutoCommit</text:span><text:span text:style-name="T9">(</text:span><text:span text:style-name="T12">true</text:span><text:span text:style-name="T9">)</text:span><text:span text:style-name="T5">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12-16T16:34:19.259000000</dc:date>
    <meta:editing-duration>PT2M13S</meta:editing-duration>
    <meta:editing-cycles>2</meta:editing-cycles>
    <meta:document-statistic meta:table-count="0" meta:image-count="0" meta:object-count="0" meta:page-count="1" meta:paragraph-count="6" meta:word-count="36" meta:character-count="253" meta:non-whitespace-character-count="223"/>
  </office:meta>
</office:document-meta>
</file>